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8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ehler:502</text:p>
          </table:table-cell>
          <table:table-cell/>
          <table:table-cell table:formula="of:=[.A1]" office:value-type="float" office:value="0" calcext:value-type="float">
            <text:p>0</text:p>
          </table:table-cell>
          <table:table-cell table:formula="of:=[.B1]*10^6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195" calcext:value-type="float">
            <text:p>0,000195</text:p>
          </table:table-cell>
          <table:table-cell office:value-type="float" office:value="0.162403309230971" calcext:value-type="float">
            <text:p>0,162403309230971</text:p>
          </table:table-cell>
          <table:table-cell office:value-type="float" office:value="-8.65401458404108" calcext:value-type="float">
            <text:p>-8,65401458404108</text:p>
          </table:table-cell>
          <table:table-cell/>
          <table:table-cell table:formula="of:=[.A2]" office:value-type="float" office:value="15" calcext:value-type="float">
            <text:p>15</text:p>
          </table:table-cell>
          <table:table-cell table:formula="of:=[.B2]*10^6" office:value-type="float" office:value="195" calcext:value-type="float">
            <text:p>195</text:p>
          </table:table-cell>
          <table:table-cell table:formula="of:=ROUND([.D2]; 2)" office:value-type="float" office:value="-8.65" calcext:value-type="float">
            <text:p>-8,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2089" calcext:value-type="float">
            <text:p>0,0002089</text:p>
          </table:table-cell>
          <table:table-cell office:value-type="float" office:value="0.126531908147042" calcext:value-type="float">
            <text:p>0,126531908147042</text:p>
          </table:table-cell>
          <table:table-cell office:value-type="float" office:value="-8.69666205868285" calcext:value-type="float">
            <text:p>-8,69666205868285</text:p>
          </table:table-cell>
          <table:table-cell/>
          <table:table-cell table:formula="of:=[.A3]" office:value-type="float" office:value="30" calcext:value-type="float">
            <text:p>30</text:p>
          </table:table-cell>
          <table:table-cell table:formula="of:=[.B3]*10^6" office:value-type="float" office:value="208.9" calcext:value-type="float">
            <text:p>208,9</text:p>
          </table:table-cell>
          <table:table-cell table:formula="of:=ROUND([.D3]; 2)" office:value-type="float" office:value="-8.7" calcext:value-type="float">
            <text:p>-8,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090138674281665" calcext:value-type="float">
            <text:p>0,090138674281665</text:p>
          </table:table-cell>
          <table:table-cell office:value-type="float" office:value="-8.80291378116845" calcext:value-type="float">
            <text:p>-8,80291378116845</text:p>
          </table:table-cell>
          <table:table-cell/>
          <table:table-cell table:formula="of:=[.A4]" office:value-type="float" office:value="45" calcext:value-type="float">
            <text:p>45</text:p>
          </table:table-cell>
          <table:table-cell table:formula="of:=[.B4]*10^6" office:value-type="float" office:value="210" calcext:value-type="float">
            <text:p>210</text:p>
          </table:table-cell>
          <table:table-cell table:formula="of:=ROUND([.D4]; 2)" office:value-type="float" office:value="-8.8" calcext:value-type="float">
            <text:p>-8,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2111" calcext:value-type="float">
            <text:p>0,0002111</text:p>
          </table:table-cell>
          <table:table-cell office:value-type="float" office:value="0.073484361954961" calcext:value-type="float">
            <text:p>0,073484361954961</text:p>
          </table:table-cell>
          <table:table-cell office:value-type="float" office:value="-8.9091929416722" calcext:value-type="float">
            <text:p>-8,9091929416722</text:p>
          </table:table-cell>
          <table:table-cell/>
          <table:table-cell table:formula="of:=[.A5]" office:value-type="float" office:value="60" calcext:value-type="float">
            <text:p>60</text:p>
          </table:table-cell>
          <table:table-cell table:formula="of:=[.B5]*10^6" office:value-type="float" office:value="211.1" calcext:value-type="float">
            <text:p>211,1</text:p>
          </table:table-cell>
          <table:table-cell table:formula="of:=ROUND([.D5]; 2)" office:value-type="float" office:value="-8.91" calcext:value-type="float">
            <text:p>-8,9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02103" calcext:value-type="float">
            <text:p>0,0002103</text:p>
          </table:table-cell>
          <table:table-cell office:value-type="float" office:value="0.055210636409373" calcext:value-type="float">
            <text:p>0,055210636409373</text:p>
          </table:table-cell>
          <table:table-cell office:value-type="float" office:value="-9.02449339845837" calcext:value-type="float">
            <text:p>-9,02449339845837</text:p>
          </table:table-cell>
          <table:table-cell/>
          <table:table-cell table:formula="of:=[.A6]" office:value-type="float" office:value="75" calcext:value-type="float">
            <text:p>75</text:p>
          </table:table-cell>
          <table:table-cell table:formula="of:=[.B6]*10^6" office:value-type="float" office:value="210.3" calcext:value-type="float">
            <text:p>210,3</text:p>
          </table:table-cell>
          <table:table-cell table:formula="of:=ROUND([.D6]; 2)" office:value-type="float" office:value="-9.02" calcext:value-type="float">
            <text:p>-9,0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2125" calcext:value-type="float">
            <text:p>0,0002125</text:p>
          </table:table-cell>
          <table:table-cell office:value-type="float" office:value="0.057580573394791" calcext:value-type="float">
            <text:p>0,057580573394791</text:p>
          </table:table-cell>
          <table:table-cell office:value-type="float" office:value="-9.1255900774431" calcext:value-type="float">
            <text:p>-9,1255900774431</text:p>
          </table:table-cell>
          <table:table-cell/>
          <table:table-cell table:formula="of:=[.A7]" office:value-type="float" office:value="90" calcext:value-type="float">
            <text:p>90</text:p>
          </table:table-cell>
          <table:table-cell table:formula="of:=[.B7]*10^6" office:value-type="float" office:value="212.5" calcext:value-type="float">
            <text:p>212,5</text:p>
          </table:table-cell>
          <table:table-cell table:formula="of:=ROUND([.D7]; 2)" office:value-type="float" office:value="-9.13" calcext:value-type="float">
            <text:p>-9,1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02111" calcext:value-type="float">
            <text:p>0,0002111</text:p>
          </table:table-cell>
          <table:table-cell office:value-type="float" office:value="0.041991063974264" calcext:value-type="float">
            <text:p>0,041991063974264</text:p>
          </table:table-cell>
          <table:table-cell office:value-type="float" office:value="-9.24370369559385" calcext:value-type="float">
            <text:p>-9,24370369559385</text:p>
          </table:table-cell>
          <table:table-cell/>
          <table:table-cell table:formula="of:=[.A8]" office:value-type="float" office:value="105" calcext:value-type="float">
            <text:p>105</text:p>
          </table:table-cell>
          <table:table-cell table:formula="of:=[.B8]*10^6" office:value-type="float" office:value="211.1" calcext:value-type="float">
            <text:p>211,1</text:p>
          </table:table-cell>
          <table:table-cell table:formula="of:=ROUND([.D8]; 2)" office:value-type="float" office:value="-9.24" calcext:value-type="float">
            <text:p>-9,2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02127" calcext:value-type="float">
            <text:p>0,0002127</text:p>
          </table:table-cell>
          <table:table-cell office:value-type="float" office:value="0.044704776352709" calcext:value-type="float">
            <text:p>0,044704776352709</text:p>
          </table:table-cell>
          <table:table-cell office:value-type="float" office:value="-9.34765651288248" calcext:value-type="float">
            <text:p>-9,34765651288248</text:p>
          </table:table-cell>
          <table:table-cell/>
          <table:table-cell table:formula="of:=[.A9]" office:value-type="float" office:value="120" calcext:value-type="float">
            <text:p>120</text:p>
          </table:table-cell>
          <table:table-cell table:formula="of:=[.B9]*10^6" office:value-type="float" office:value="212.7" calcext:value-type="float">
            <text:p>212,7</text:p>
          </table:table-cell>
          <table:table-cell table:formula="of:=ROUND([.D9]; 2)" office:value-type="float" office:value="-9.35" calcext:value-type="float">
            <text:p>-9,3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002122" calcext:value-type="float">
            <text:p>0,0002122</text:p>
          </table:table-cell>
          <table:table-cell office:value-type="float" office:value="0.03673413373494" calcext:value-type="float">
            <text:p>0,03673413373494</text:p>
          </table:table-cell>
          <table:table-cell office:value-type="float" office:value="-9.46151359354934" calcext:value-type="float">
            <text:p>-9,46151359354934</text:p>
          </table:table-cell>
          <table:table-cell/>
          <table:table-cell table:formula="of:=[.A10]" office:value-type="float" office:value="135" calcext:value-type="float">
            <text:p>135</text:p>
          </table:table-cell>
          <table:table-cell table:formula="of:=[.B10]*10^6" office:value-type="float" office:value="212.2" calcext:value-type="float">
            <text:p>212,2</text:p>
          </table:table-cell>
          <table:table-cell table:formula="of:=ROUND([.D10]; 2)" office:value-type="float" office:value="-9.46" calcext:value-type="float">
            <text:p>-9,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212" calcext:value-type="float">
            <text:p>0,000212</text:p>
          </table:table-cell>
          <table:table-cell office:value-type="float" office:value="0.03222629940842" calcext:value-type="float">
            <text:p>0,03222629940842</text:p>
          </table:table-cell>
          <table:table-cell office:value-type="float" office:value="-9.57396012969776" calcext:value-type="float">
            <text:p>-9,57396012969776</text:p>
          </table:table-cell>
          <table:table-cell/>
          <table:table-cell table:formula="of:=[.A11]" office:value-type="float" office:value="150" calcext:value-type="float">
            <text:p>150</text:p>
          </table:table-cell>
          <table:table-cell table:formula="of:=[.B11]*10^6" office:value-type="float" office:value="212" calcext:value-type="float">
            <text:p>212</text:p>
          </table:table-cell>
          <table:table-cell table:formula="of:=ROUND([.D11]; 2)" office:value-type="float" office:value="-9.57" calcext:value-type="float">
            <text:p>-9,5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002128" calcext:value-type="float">
            <text:p>0,0002128</text:p>
          </table:table-cell>
          <table:table-cell office:value-type="float" office:value="0.033151113199897" calcext:value-type="float">
            <text:p>0,033151113199897</text:p>
          </table:table-cell>
          <table:table-cell office:value-type="float" office:value="-9.68169723154283" calcext:value-type="float">
            <text:p>-9,68169723154283</text:p>
          </table:table-cell>
          <table:table-cell/>
          <table:table-cell table:formula="of:=[.A12]" office:value-type="float" office:value="165" calcext:value-type="float">
            <text:p>165</text:p>
          </table:table-cell>
          <table:table-cell table:formula="of:=[.B12]*10^6" office:value-type="float" office:value="212.8" calcext:value-type="float">
            <text:p>212,8</text:p>
          </table:table-cell>
          <table:table-cell table:formula="of:=ROUND([.D12]; 2)" office:value-type="float" office:value="-9.68" calcext:value-type="float">
            <text:p>-9,6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0212" calcext:value-type="float">
            <text:p>0,000212</text:p>
          </table:table-cell>
          <table:table-cell office:value-type="float" office:value="0.026855249507016" calcext:value-type="float">
            <text:p>0,026855249507016</text:p>
          </table:table-cell>
          <table:table-cell office:value-type="float" office:value="-9.79696729897886" calcext:value-type="float">
            <text:p>-9,79696729897886</text:p>
          </table:table-cell>
          <table:table-cell/>
          <table:table-cell table:formula="of:=[.A13]" office:value-type="float" office:value="180" calcext:value-type="float">
            <text:p>180</text:p>
          </table:table-cell>
          <table:table-cell table:formula="of:=[.B13]*10^6" office:value-type="float" office:value="212" calcext:value-type="float">
            <text:p>212</text:p>
          </table:table-cell>
          <table:table-cell table:formula="of:=ROUND([.D13]; 2)" office:value-type="float" office:value="-9.8" calcext:value-type="float">
            <text:p>-9,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002121" calcext:value-type="float">
            <text:p>0,0002121</text:p>
          </table:table-cell>
          <table:table-cell office:value-type="float" office:value="0.025100356579894" calcext:value-type="float">
            <text:p>0,025100356579894</text:p>
          </table:table-cell>
          <table:table-cell office:value-type="float" office:value="-9.90799929672079" calcext:value-type="float">
            <text:p>-9,90799929672079</text:p>
          </table:table-cell>
          <table:table-cell/>
          <table:table-cell table:formula="of:=[.A14]" office:value-type="float" office:value="195" calcext:value-type="float">
            <text:p>195</text:p>
          </table:table-cell>
          <table:table-cell table:formula="of:=[.B14]*10^6" office:value-type="float" office:value="212.1" calcext:value-type="float">
            <text:p>212,1</text:p>
          </table:table-cell>
          <table:table-cell table:formula="of:=ROUND([.D14]; 2)" office:value-type="float" office:value="-9.91" calcext:value-type="float">
            <text:p>-9,9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2132" calcext:value-type="float">
            <text:p>0,0002132</text:p>
          </table:table-cell>
          <table:table-cell office:value-type="float" office:value="0.028846287347072" calcext:value-type="float">
            <text:p>0,028846287347072</text:p>
          </table:table-cell>
          <table:table-cell office:value-type="float" office:value="-10.0143300506403" calcext:value-type="float">
            <text:p>-10,0143300506403</text:p>
          </table:table-cell>
          <table:table-cell/>
          <table:table-cell table:formula="of:=[.A15]" office:value-type="float" office:value="210" calcext:value-type="float">
            <text:p>210</text:p>
          </table:table-cell>
          <table:table-cell table:formula="of:=[.B15]*10^6" office:value-type="float" office:value="213.2" calcext:value-type="float">
            <text:p>213,2</text:p>
          </table:table-cell>
          <table:table-cell table:formula="of:=ROUND([.D15]; 2)" office:value-type="float" office:value="-10.01" calcext:value-type="float">
            <text:p>-10,0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02127" calcext:value-type="float">
            <text:p>0,0002127</text:p>
          </table:table-cell>
          <table:table-cell office:value-type="float" office:value="0.023842547388112" calcext:value-type="float">
            <text:p>0,023842547388112</text:p>
          </table:table-cell>
          <table:table-cell office:value-type="float" office:value="-10.1281816053663" calcext:value-type="float">
            <text:p>-10,1281816053663</text:p>
          </table:table-cell>
          <table:table-cell/>
          <table:table-cell table:formula="of:=[.A16]" office:value-type="float" office:value="225" calcext:value-type="float">
            <text:p>225</text:p>
          </table:table-cell>
          <table:table-cell table:formula="of:=[.B16]*10^6" office:value-type="float" office:value="212.7" calcext:value-type="float">
            <text:p>212,7</text:p>
          </table:table-cell>
          <table:table-cell table:formula="of:=ROUND([.D16]; 2)" office:value-type="float" office:value="-10.13" calcext:value-type="float">
            <text:p>-10,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0212" calcext:value-type="float">
            <text:p>0,000212</text:p>
          </table:table-cell>
          <table:table-cell office:value-type="float" office:value="0.020141437130262" calcext:value-type="float">
            <text:p>0,020141437130262</text:p>
          </table:table-cell>
          <table:table-cell office:value-type="float" office:value="-10.2429816375411" calcext:value-type="float">
            <text:p>-10,2429816375411</text:p>
          </table:table-cell>
          <table:table-cell/>
          <table:table-cell table:formula="of:=[.A17]" office:value-type="float" office:value="240" calcext:value-type="float">
            <text:p>240</text:p>
          </table:table-cell>
          <table:table-cell table:formula="of:=[.B17]*10^6" office:value-type="float" office:value="212" calcext:value-type="float">
            <text:p>212</text:p>
          </table:table-cell>
          <table:table-cell table:formula="of:=ROUND([.D17]; 2)" office:value-type="float" office:value="-10.24" calcext:value-type="float">
            <text:p>-10,2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002137" calcext:value-type="float">
            <text:p>0,0002137</text:p>
          </table:table-cell>
          <table:table-cell office:value-type="string" calcext:value-type="string">
            <text:p>Fehler:502</text:p>
          </table:table-cell>
          <table:table-cell office:value-type="float" office:value="-10.3464983345285" calcext:value-type="float">
            <text:p>-10,3464983345285</text:p>
          </table:table-cell>
          <table:table-cell/>
          <table:table-cell table:formula="of:=[.A18]" office:value-type="float" office:value="255" calcext:value-type="float">
            <text:p>255</text:p>
          </table:table-cell>
          <table:table-cell table:formula="of:=[.B18]*10^6" office:value-type="float" office:value="213.7" calcext:value-type="float">
            <text:p>213,7</text:p>
          </table:table-cell>
          <table:table-cell table:formula="of:=ROUND([.D18]; 2)" office:value-type="float" office:value="-10.35" calcext:value-type="float">
            <text:p>-10,3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0212" calcext:value-type="float">
            <text:p>0,000212</text:p>
          </table:table-cell>
          <table:table-cell office:value-type="float" office:value="0.017903499671344" calcext:value-type="float">
            <text:p>0,017903499671344</text:p>
          </table:table-cell>
          <table:table-cell office:value-type="float" office:value="-10.4659888068222" calcext:value-type="float">
            <text:p>-10,4659888068222</text:p>
          </table:table-cell>
          <table:table-cell/>
          <table:table-cell table:formula="of:=[.A19]" office:value-type="float" office:value="270" calcext:value-type="float">
            <text:p>270</text:p>
          </table:table-cell>
          <table:table-cell table:formula="of:=[.B19]*10^6" office:value-type="float" office:value="212" calcext:value-type="float">
            <text:p>212</text:p>
          </table:table-cell>
          <table:table-cell table:formula="of:=ROUND([.D19]; 2)" office:value-type="float" office:value="-10.47" calcext:value-type="float">
            <text:p>-10,4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002137" calcext:value-type="float">
            <text:p>0,0002137</text:p>
          </table:table-cell>
          <table:table-cell office:value-type="string" calcext:value-type="string">
            <text:p>Fehler:502</text:p>
          </table:table-cell>
          <table:table-cell office:value-type="float" office:value="-10.5695055038096" calcext:value-type="float">
            <text:p>-10,5695055038096</text:p>
          </table:table-cell>
          <table:table-cell/>
          <table:table-cell table:formula="of:=[.A20]" office:value-type="float" office:value="285" calcext:value-type="float">
            <text:p>285</text:p>
          </table:table-cell>
          <table:table-cell table:formula="of:=[.B20]*10^6" office:value-type="float" office:value="213.7" calcext:value-type="float">
            <text:p>213,7</text:p>
          </table:table-cell>
          <table:table-cell table:formula="of:=ROUND([.D20]; 2)" office:value-type="float" office:value="-10.57" calcext:value-type="float">
            <text:p>-10,5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2126" calcext:value-type="float">
            <text:p>0,0002126</text:p>
          </table:table-cell>
          <table:table-cell office:value-type="float" office:value="0.017564209941736" calcext:value-type="float">
            <text:p>0,017564209941736</text:p>
          </table:table-cell>
          <table:table-cell office:value-type="float" office:value="-10.6861697848674" calcext:value-type="float">
            <text:p>-10,6861697848674</text:p>
          </table:table-cell>
          <table:table-cell/>
          <table:table-cell table:formula="of:=[.A21]" office:value-type="float" office:value="300" calcext:value-type="float">
            <text:p>300</text:p>
          </table:table-cell>
          <table:table-cell table:formula="of:=[.B21]*10^6" office:value-type="float" office:value="212.6" calcext:value-type="float">
            <text:p>212,6</text:p>
          </table:table-cell>
          <table:table-cell table:formula="of:=ROUND([.D21]; 2)" office:value-type="float" office:value="-10.69" calcext:value-type="float">
            <text:p>-10,6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00212" calcext:value-type="float">
            <text:p>0,000212</text:p>
          </table:table-cell>
          <table:table-cell office:value-type="float" office:value="0.015345856861152" calcext:value-type="float">
            <text:p>0,015345856861152</text:p>
          </table:table-cell>
          <table:table-cell office:value-type="float" office:value="-10.8004995607438" calcext:value-type="float">
            <text:p>-10,8004995607438</text:p>
          </table:table-cell>
          <table:table-cell/>
          <table:table-cell table:formula="of:=[.A22]" office:value-type="float" office:value="315" calcext:value-type="float">
            <text:p>315</text:p>
          </table:table-cell>
          <table:table-cell table:formula="of:=[.B22]*10^6" office:value-type="float" office:value="212" calcext:value-type="float">
            <text:p>212</text:p>
          </table:table-cell>
          <table:table-cell table:formula="of:=ROUND([.D22]; 2)" office:value-type="float" office:value="-10.8" calcext:value-type="float">
            <text:p>-10,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00213" calcext:value-type="float">
            <text:p>0,000213</text:p>
          </table:table-cell>
          <table:table-cell office:value-type="float" office:value="0.017337115473527" calcext:value-type="float">
            <text:p>0,017337115473527</text:p>
          </table:table-cell>
          <table:table-cell office:value-type="float" office:value="-10.9072972543469" calcext:value-type="float">
            <text:p>-10,9072972543469</text:p>
          </table:table-cell>
          <table:table-cell/>
          <table:table-cell table:formula="of:=[.A23]" office:value-type="float" office:value="330" calcext:value-type="float">
            <text:p>330</text:p>
          </table:table-cell>
          <table:table-cell table:formula="of:=[.B23]*10^6" office:value-type="float" office:value="213" calcext:value-type="float">
            <text:p>213</text:p>
          </table:table-cell>
          <table:table-cell table:formula="of:=ROUND([.D23]; 2)" office:value-type="float" office:value="-10.91" calcext:value-type="float">
            <text:p>-10,9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002132" calcext:value-type="float">
            <text:p>0,0002132</text:p>
          </table:table-cell>
          <table:table-cell office:value-type="float" office:value="0.017558609689522" calcext:value-type="float">
            <text:p>0,017558609689522</text:p>
          </table:table-cell>
          <table:table-cell office:value-type="float" office:value="-11.0178623124052" calcext:value-type="float">
            <text:p>-11,0178623124052</text:p>
          </table:table-cell>
          <table:table-cell/>
          <table:table-cell table:formula="of:=[.A24]" office:value-type="float" office:value="345" calcext:value-type="float">
            <text:p>345</text:p>
          </table:table-cell>
          <table:table-cell table:formula="of:=[.B24]*10^6" office:value-type="float" office:value="213.2" calcext:value-type="float">
            <text:p>213,2</text:p>
          </table:table-cell>
          <table:table-cell table:formula="of:=ROUND([.D24]; 2)" office:value-type="float" office:value="-11.02" calcext:value-type="float">
            <text:p>-11,0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002122" calcext:value-type="float">
            <text:p>0,0002122</text:p>
          </table:table-cell>
          <table:table-cell office:value-type="float" office:value="0.013775300150603" calcext:value-type="float">
            <text:p>0,013775300150603</text:p>
          </table:table-cell>
          <table:table-cell office:value-type="float" office:value="-11.1340673631576" calcext:value-type="float">
            <text:p>-11,1340673631576</text:p>
          </table:table-cell>
          <table:table-cell/>
          <table:table-cell table:formula="of:=[.A25]" office:value-type="float" office:value="360" calcext:value-type="float">
            <text:p>360</text:p>
          </table:table-cell>
          <table:table-cell table:formula="of:=[.B25]*10^6" office:value-type="float" office:value="212.2" calcext:value-type="float">
            <text:p>212,2</text:p>
          </table:table-cell>
          <table:table-cell table:formula="of:=ROUND([.D25]; 2)" office:value-type="float" office:value="-11.13" calcext:value-type="float">
            <text:p>-11,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.00.0000</text:date>, <text:time style:data-style-name="N2" text:time-value="22:06:09.45631260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7:33:19.349662482</meta:creation-date>
    <dc:date>2019-01-30T04:39:31.592212135</dc:date>
    <meta:editing-duration>PT6H54M4S</meta:editing-duration>
    <meta:editing-cycles>2</meta:editing-cycles>
    <meta:generator>LibreOffice/6.0.6.2$Linux_X86_64 LibreOffice_project/00m0$Build-2</meta:generator>
    <meta:document-statistic meta:table-count="1" meta:cell-count="174" meta:object-count="0"/>
    <meta:user-defined meta:name="qrichtext">1</meta:user-defined>
  </office:meta>
</office:document-meta>
</file>